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otted_20__28_var_29_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color="#0000ff"/>
    </style:style>
    <style:style style:name="P6" style:family="paragraph">
      <style:text-properties fo:color="#0000ff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ff0000"/>
    </style:style>
    <style:style style:name="P8" style:family="paragraph">
      <style:text-properties fo:color="#ff0000"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color="#ff0000"/>
    </style:style>
    <style:style style:name="P10" style:family="paragraph">
      <style:paragraph-properties fo:text-align="center"/>
      <style:text-properties fo:color="#ff0000" fo:font-size="12pt" style:font-size-asian="12pt" style:font-size-complex="12pt"/>
    </style:style>
    <style:style style:name="P11" style:family="paragraph">
      <style:paragraph-properties fo:margin-left="0cm" fo:margin-right="0cm" fo:text-align="center" fo:text-indent="0cm"/>
      <style:text-properties fo:color="#0000ff"/>
    </style:style>
    <style:style style:name="P12" style:family="paragraph">
      <style:paragraph-properties fo:text-align="center"/>
      <style:text-properties fo:color="#0000ff" fo:font-size="12pt" style:font-size-asian="12pt" style:font-size-complex="12pt"/>
    </style:style>
    <style:style style:name="T1" style:family="text">
      <style:text-properties fo:font-family="cmmi10" style:font-pitch="variable" fo:font-size="14pt" fo:font-style="normal" style:font-size-asian="14pt" style:font-style-asian="normal" style:font-size-complex="14pt" style:font-style-complex="normal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00ff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ff" style:text-position="-33% 58%" fo:font-size="14pt" style:font-size-asian="14pt" style:font-size-complex="14pt"/>
    </style:style>
    <style:style style:name="T7" style:family="text">
      <style:text-properties fo:color="#0000ff" style:text-position="33% 58%" fo:font-size="14pt" style:font-size-asian="14pt" style:font-size-complex="14pt"/>
    </style:style>
    <style:style style:name="T8" style:family="text">
      <style:text-properties fo:color="#0000ff" style:text-position="0% 100%" fo:font-size="14pt" style:font-size-asian="14pt" style:font-size-complex="14pt"/>
    </style:style>
    <style:style style:name="T9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0000" style:text-position="-33% 58%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ff0000" style:text-position="33% 58%" fo:font-size="14pt" style:font-size-asian="14pt" style:font-size-complex="14pt"/>
    </style:style>
    <style:style style:name="T12" style:family="text">
      <style:text-properties fo:color="#ff0000" style:text-position="0% 100%" fo:font-size="14pt" style:font-size-asian="14pt" style:font-size-complex="14pt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0000ff" fo:font-size="12pt" style:font-size-asian="12pt" style:font-size-complex="12pt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color="#ff0000" fo:font-size="14pt" style:font-size-asian="14pt" style:font-size-complex="14pt"/>
    </style:style>
    <style:style style:name="T17" style:family="text">
      <style:text-properties fo:color="#0000ff" fo:font-size="14pt" style:font-size-asian="14pt" style:font-size-complex="14pt"/>
    </style:style>
    <style:style style:name="T18" style:family="text">
      <style:text-properties fo:color="#0000ff" style:text-position="-33% 58%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677cm" svg:y1="8.71cm" svg:x2="3.81cm" svg:y2="8.71cm">
          <text:p text:style-name="P2"/>
        </draw:line>
        <draw:line draw:style-name="gr1" draw:text-style-name="P1" draw:layer="layout" svg:x1="9.678cm" svg:y1="8.71cm" svg:x2="9.663cm" svg:y2="2.07cm">
          <text:p text:style-name="P2"/>
        </draw:line>
        <draw:line draw:style-name="gr1" draw:text-style-name="P1" draw:layer="layout" svg:x1="3.809cm" svg:y1="8.71cm" svg:x2="3.794cm" svg:y2="2.07cm">
          <text:p text:style-name="P2"/>
        </draw:line>
        <draw:line draw:style-name="gr1" draw:text-style-name="P1" draw:layer="layout" svg:x1="9.678cm" svg:y1="2.068cm" svg:x2="3.811cm" svg:y2="2.068cm">
          <text:p text:style-name="P2"/>
        </draw:line>
        <draw:line draw:style-name="gr2" draw:text-style-name="P1" draw:layer="layout" svg:x1="9.649cm" svg:y1="6.488cm" svg:x2="3.812cm" svg:y2="8.71cm">
          <text:p text:style-name="P2"/>
        </draw:line>
        <draw:line draw:style-name="gr1" draw:text-style-name="P1" draw:layer="layout" svg:x1="9.65cm" svg:y1="6.488cm" svg:x2="3.81cm" svg:y2="2.305cm">
          <text:p text:style-name="P2"/>
        </draw:line>
        <draw:line draw:style-name="gr3" draw:text-style-name="P1" draw:layer="layout" svg:x1="9.677cm" svg:y1="8.696cm" svg:x2="3.81cm" svg:y2="2.306cm">
          <text:p text:style-name="P2"/>
        </draw:line>
        <draw:line draw:style-name="gr1" draw:text-style-name="P1" draw:layer="layout" svg:x1="8.523cm" svg:y1="8.305cm" svg:x2="8.523cm" svg:y2="8.72cm">
          <text:p text:style-name="P2"/>
        </draw:line>
        <draw:line draw:style-name="gr1" draw:text-style-name="P1" draw:layer="layout" svg:x1="7.337cm" svg:y1="8.306cm" svg:x2="7.337cm" svg:y2="8.721cm">
          <text:p text:style-name="P2"/>
        </draw:line>
        <draw:line draw:style-name="gr1" draw:text-style-name="P1" draw:layer="layout" svg:x1="6.179cm" svg:y1="8.307cm" svg:x2="6.179cm" svg:y2="8.722cm">
          <text:p text:style-name="P2"/>
        </draw:line>
        <draw:line draw:style-name="gr1" draw:text-style-name="P1" draw:layer="layout" svg:x1="4.993cm" svg:y1="8.308cm" svg:x2="4.993cm" svg:y2="8.723cm">
          <text:p text:style-name="P2"/>
        </draw:line>
        <draw:line draw:style-name="gr1" draw:text-style-name="P1" draw:layer="layout" svg:x1="4.244cm" svg:y1="7.491cm" svg:x2="3.829cm" svg:y2="7.49cm">
          <text:p text:style-name="P2"/>
        </draw:line>
        <draw:line draw:style-name="gr1" draw:text-style-name="P1" draw:layer="layout" svg:x1="4.245cm" svg:y1="6.263cm" svg:x2="3.83cm" svg:y2="6.262cm">
          <text:p text:style-name="P2"/>
        </draw:line>
        <draw:line draw:style-name="gr1" draw:text-style-name="P1" draw:layer="layout" svg:x1="4.246cm" svg:y1="5.035cm" svg:x2="3.831cm" svg:y2="5.034cm">
          <text:p text:style-name="P2"/>
        </draw:line>
        <draw:line draw:style-name="gr1" draw:text-style-name="P1" draw:layer="layout" svg:x1="4.247cm" svg:y1="3.793cm" svg:x2="3.832cm" svg:y2="3.792cm">
          <text:p text:style-name="P2"/>
        </draw:line>
        <draw:line draw:style-name="gr1" draw:text-style-name="P1" draw:layer="layout" svg:x1="4.248cm" svg:y1="2.549cm" svg:x2="3.833cm" svg:y2="2.548cm">
          <text:p text:style-name="P2"/>
        </draw:line>
        <draw:frame draw:style-name="gr4" draw:text-style-name="P3" draw:layer="layout" svg:width="0.943cm" svg:height="0.924cm" svg:x="6.32cm" svg:y="9.215cm">
          <draw:text-box>
            <text:p text:style-name="P2"><text:span text:style-name="T1">x</text:span><text:span text:style-name="T2">1</text:span></text:p>
          </draw:text-box>
        </draw:frame>
        <draw:frame draw:style-name="gr4" draw:text-style-name="P3" draw:layer="layout" svg:width="0.781cm" svg:height="0.806cm" svg:x="3.431cm" svg:y="8.695cm">
          <draw:text-box>
            <text:p text:style-name="P2"><text:span text:style-name="T3">0</text:span></text:p>
          </draw:text-box>
        </draw:frame>
        <draw:frame draw:style-name="gr4" draw:text-style-name="P3" draw:layer="layout" svg:width="0.781cm" svg:height="0.806cm" svg:x="3.118cm" svg:y="8.367cm">
          <draw:text-box>
            <text:p text:style-name="P2"><text:span text:style-name="T3">0</text:span></text:p>
          </draw:text-box>
        </draw:frame>
        <draw:frame draw:style-name="gr4" draw:text-style-name="P3" draw:layer="layout" svg:width="1.192cm" svg:height="0.806cm" svg:x="2.677cm" svg:y="7.125cm">
          <draw:text-box>
            <text:p text:style-name="P2"><text:span text:style-name="T3">0.1</text:span></text:p>
          </draw:text-box>
        </draw:frame>
        <draw:frame draw:style-name="gr4" draw:text-style-name="P3" draw:layer="layout" svg:width="1.192cm" svg:height="0.806cm" svg:x="2.677cm" svg:y="5.897cm">
          <draw:text-box>
            <text:p text:style-name="P2"><text:span text:style-name="T3">0.2</text:span></text:p>
          </draw:text-box>
        </draw:frame>
        <draw:frame draw:style-name="gr4" draw:text-style-name="P3" draw:layer="layout" svg:width="1.192cm" svg:height="0.806cm" svg:x="2.677cm" svg:y="4.697cm">
          <draw:text-box>
            <text:p text:style-name="P2"><text:span text:style-name="T3">0.3</text:span></text:p>
          </draw:text-box>
        </draw:frame>
        <draw:frame draw:style-name="gr4" draw:text-style-name="P3" draw:layer="layout" svg:width="1.192cm" svg:height="0.806cm" svg:x="2.677cm" svg:y="3.397cm">
          <draw:text-box>
            <text:p text:style-name="P2"><text:span text:style-name="T3">0.4</text:span></text:p>
          </draw:text-box>
        </draw:frame>
        <draw:frame draw:style-name="gr4" draw:text-style-name="P3" draw:layer="layout" svg:width="1.192cm" svg:height="0.806cm" svg:x="2.677cm" svg:y="2.197cm">
          <draw:text-box>
            <text:p text:style-name="P2"><text:span text:style-name="T3">0.5</text:span></text:p>
          </draw:text-box>
        </draw:frame>
        <draw:frame draw:style-name="gr4" draw:text-style-name="P3" draw:layer="layout" svg:width="2.026cm" svg:height="0.806cm" draw:transform="rotate (1.56660753658981) translate (2.005cm 6.727cm)">
          <draw:text-box>
            <text:p text:style-name="P4"><text:span text:style-name="T4">P</text:span><text:span text:style-name="T3"> (bar)</text:span></text:p>
          </draw:text-box>
        </draw:frame>
        <draw:frame draw:style-name="gr4" draw:text-style-name="P6" draw:layer="layout" svg:width="3.199cm" svg:height="0.924cm" svg:x="9.658cm" svg:y="6.02cm">
          <draw:text-box>
            <text:p text:style-name="P5"><text:span text:style-name="T5">P</text:span><text:span text:style-name="T6">1</text:span><text:span text:style-name="T7">*</text:span><text:span text:style-name="T8"> (toluene)</text:span></text:p>
          </draw:text-box>
        </draw:frame>
        <draw:frame draw:style-name="gr4" draw:text-style-name="P8" draw:layer="layout" svg:width="3.49cm" svg:height="0.924cm" svg:x="3.011cm" svg:y="1.244cm">
          <draw:text-box>
            <text:p text:style-name="P7"><text:span text:style-name="T9">P</text:span><text:span text:style-name="T10">2</text:span><text:span text:style-name="T11">*</text:span><text:span text:style-name="T12"> (benzene)</text:span></text:p>
          </draw:text-box>
        </draw:frame>
        <draw:frame draw:style-name="gr4" draw:text-style-name="P3" draw:layer="layout" svg:width="1.192cm" svg:height="0.806cm" svg:x="4.419cm" svg:y="8.711cm">
          <draw:text-box>
            <text:p text:style-name="P2"><text:span text:style-name="T3">0.2</text:span></text:p>
          </draw:text-box>
        </draw:frame>
        <draw:frame draw:style-name="gr4" draw:text-style-name="P3" draw:layer="layout" svg:width="1.192cm" svg:height="0.806cm" svg:x="5.591cm" svg:y="8.711cm">
          <draw:text-box>
            <text:p text:style-name="P2"><text:span text:style-name="T3">0.4</text:span></text:p>
          </draw:text-box>
        </draw:frame>
        <draw:frame draw:style-name="gr4" draw:text-style-name="P3" draw:layer="layout" svg:width="1.192cm" svg:height="0.806cm" svg:x="6.791cm" svg:y="8.711cm">
          <draw:text-box>
            <text:p text:style-name="P2"><text:span text:style-name="T3">0.6</text:span></text:p>
          </draw:text-box>
        </draw:frame>
        <draw:frame draw:style-name="gr4" draw:text-style-name="P3" draw:layer="layout" svg:width="1.192cm" svg:height="0.806cm" svg:x="7.891cm" svg:y="8.711cm">
          <draw:text-box>
            <text:p text:style-name="P2"><text:span text:style-name="T3">0.8</text:span></text:p>
          </draw:text-box>
        </draw:frame>
        <draw:frame draw:style-name="gr4" draw:text-style-name="P3" draw:layer="layout" svg:width="1.192cm" svg:height="0.806cm" svg:x="9.091cm" svg:y="8.711cm">
          <draw:text-box>
            <text:p text:style-name="P2"><text:span text:style-name="T3">1.0</text:span></text:p>
          </draw:text-box>
        </draw:frame>
        <draw:frame draw:style-name="gr4" draw:text-style-name="P10" draw:layer="layout" svg:width="2.136cm" svg:height="1.199cm" svg:x="2.713cm" svg:y="9.272cm">
          <draw:text-box>
            <text:p text:style-name="P9"><text:span text:style-name="T13">Pure</text:span></text:p>
            <text:p text:style-name="P9"><text:span text:style-name="T13">benzene</text:span></text:p>
          </draw:text-box>
        </draw:frame>
        <draw:frame draw:style-name="gr4" draw:text-style-name="P12" draw:layer="layout" svg:width="1.895cm" svg:height="1.199cm" svg:x="8.713cm" svg:y="9.273cm">
          <draw:text-box>
            <text:p text:style-name="P11"><text:span text:style-name="T14">Pure</text:span></text:p>
            <text:p text:style-name="P11"><text:span text:style-name="T14">toluene</text:span></text:p>
          </draw:text-box>
        </draw:frame>
        <draw:line draw:style-name="gr1" draw:text-style-name="P1" draw:layer="layout" svg:x1="11.534cm" svg:y1="2.568cm" svg:x2="10.233cm" svg:y2="2.566cm">
          <text:p text:style-name="P2"/>
        </draw:line>
        <draw:line draw:style-name="gr3" draw:text-style-name="P1" draw:layer="layout" svg:x1="11.539cm" svg:y1="3.262cm" svg:x2="10.228cm" svg:y2="3.29cm">
          <text:p text:style-name="P2"/>
        </draw:line>
        <draw:frame draw:style-name="gr4" draw:text-style-name="P3" draw:layer="layout" svg:width="6.437cm" svg:height="0.806cm" svg:x="11.389cm" svg:y="2.182cm">
          <draw:text-box>
            <text:p text:style-name="P2"><text:span text:style-name="T3">Total </text:span><text:span text:style-name="T4">P </text:span><text:span text:style-name="T15">(“bubble point line”)</text:span></text:p>
          </draw:text-box>
        </draw:frame>
        <draw:frame draw:style-name="gr4" draw:text-style-name="P8" draw:layer="layout" svg:width="4.596cm" svg:height="0.924cm" svg:x="11.424cm" svg:y="2.877cm">
          <draw:text-box>
            <text:p text:style-name="P2"><text:span text:style-name="T16">Benzene partial </text:span><text:span text:style-name="T9">P</text:span><text:span text:style-name="T10">2</text:span></text:p>
          </draw:text-box>
        </draw:frame>
        <draw:line draw:style-name="gr2" draw:text-style-name="P1" draw:layer="layout" svg:x1="11.554cm" svg:y1="4.009cm" svg:x2="10.213cm" svg:y2="4.01cm">
          <text:p text:style-name="P2"/>
        </draw:line>
        <draw:frame draw:style-name="gr4" draw:text-style-name="P6" draw:layer="layout" svg:width="4.363cm" svg:height="0.924cm" svg:x="11.396cm" svg:y="3.582cm">
          <draw:text-box>
            <text:p text:style-name="P5"><text:span text:style-name="T17">Toluene partial </text:span><text:span text:style-name="T5">P</text:span><text:span text:style-name="T18">1</text:span></text:p>
          </draw:text-box>
        </draw:frame>
        <draw:line draw:style-name="gr1" draw:text-style-name="P1" draw:layer="layout" svg:x1="9.673cm" svg:y1="7.491cm" svg:x2="9.258cm" svg:y2="7.49cm">
          <text:p text:style-name="P2"/>
        </draw:line>
        <draw:line draw:style-name="gr1" draw:text-style-name="P1" draw:layer="layout" svg:x1="9.674cm" svg:y1="6.263cm" svg:x2="9.259cm" svg:y2="6.262cm">
          <text:p text:style-name="P2"/>
        </draw:line>
        <draw:line draw:style-name="gr1" draw:text-style-name="P1" draw:layer="layout" svg:x1="9.663cm" svg:y1="5.035cm" svg:x2="9.248cm" svg:y2="5.034cm">
          <text:p text:style-name="P2"/>
        </draw:line>
        <draw:line draw:style-name="gr1" draw:text-style-name="P1" draw:layer="layout" svg:x1="9.676cm" svg:y1="3.793cm" svg:x2="9.261cm" svg:y2="3.792cm">
          <text:p text:style-name="P2"/>
        </draw:line>
        <draw:line draw:style-name="gr1" draw:text-style-name="P1" draw:layer="layout" svg:x1="9.677cm" svg:y1="2.549cm" svg:x2="9.262cm" svg:y2="2.548cm">
          <text:p text:style-name="P2"/>
        </draw:line>
        <draw:line draw:style-name="gr1" draw:text-style-name="P1" draw:layer="layout" svg:x1="4.993cm" svg:y1="2.067cm" svg:x2="4.993cm" svg:y2="2.482cm">
          <text:p text:style-name="P2"/>
        </draw:line>
        <draw:line draw:style-name="gr1" draw:text-style-name="P1" draw:layer="layout" svg:x1="6.179cm" svg:y1="2.066cm" svg:x2="6.179cm" svg:y2="2.481cm">
          <text:p text:style-name="P2"/>
        </draw:line>
        <draw:line draw:style-name="gr1" draw:text-style-name="P1" draw:layer="layout" svg:x1="7.337cm" svg:y1="2.065cm" svg:x2="7.337cm" svg:y2="2.48cm">
          <text:p text:style-name="P2"/>
        </draw:line>
        <draw:line draw:style-name="gr1" draw:text-style-name="P1" draw:layer="layout" svg:x1="8.523cm" svg:y1="2.064cm" svg:x2="8.523cm" svg:y2="2.47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14T20:55:29</meta:creation-date>
    <dc:creator>Jussi Eloranta</dc:creator>
    <dc:date>2008-06-14T21:52:33</dc:date>
    <meta:editing-cycles>20</meta:editing-cycles>
    <meta:editing-duration>PT57M7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